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" style:family="table">
      <style:table-properties style:width="16.745cm" fo:margin-left="-0.191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6.502cm"/>
    </style:style>
    <style:style style:name="Table4.C" style:family="table-column">
      <style:table-column-properties style:column-width="5.0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4.5" style:family="table-row">
      <style:table-row-properties style:min-row-height="0.446cm" fo:keep-together="always"/>
    </style:style>
    <style:style style:name="Table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59cm" fo:margin-left="0cm" fo:margin-top="0cm" fo:margin-bottom="0cm" table:align="left" style:may-break-between-rows="false" style:writing-mode="lr-tb"/>
    </style:style>
    <style:style style:name="Table9.A" style:family="table-column">
      <style:table-column-properties style:column-width="17.59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1" style:family="table">
      <style:table-properties style:width="17.59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8.79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134f58" style:letter-kerning="false" style:language-asian="pt" style:country-asian="BR" style:language-complex="ar" style:country-complex="SA"/>
    </style:style>
    <style:style style:name="P3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134f58" style:letter-kerning="false" style:language-asian="pt" style:country-asian="BR" style:font-name-complex="Times New Roman1" style:language-complex="ar" style:country-complex="SA"/>
    </style:style>
    <style:style style:name="P4" style:family="paragraph" style:parent-style-name="Standard">
      <style:text-properties fo:language="pt" fo:country="BR" officeooo:paragraph-rsid="00134f58"/>
    </style:style>
    <style:style style:name="P5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134f58" style:letter-kerning="false" style:language-asian="pt" style:country-asian="BR" style:font-weight-asian="bold" style:language-complex="ar" style:country-complex="SA" style:font-weight-complex="bold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top="0cm" fo:margin-bottom="0cm" style:contextual-spacing="false"/>
      <style:text-properties fo:language="pt" fo:country="BR"/>
    </style:style>
    <style:style style:name="P8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34f58"/>
    </style:style>
    <style:style style:name="P9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0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34f58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3" style:family="paragraph" style:parent-style-name="Heading_20_1">
      <style:text-properties fo:language="pt" fo:country="BR"/>
    </style:style>
    <style:style style:name="P14" style:family="paragraph" style:parent-style-name="Heading_20_2">
      <style:text-properties fo:language="pt" fo:country="BR" officeooo:paragraph-rsid="00134f58"/>
    </style:style>
    <style:style style:name="P15" style:family="paragraph" style:parent-style-name="Heading_20_2">
      <style:text-properties fo:language="pt" fo:country="BR"/>
    </style:style>
    <style:style style:name="P16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7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18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9" style:family="paragraph" style:parent-style-name="Standard" style:master-page-name="Standard">
      <style:paragraph-properties style:page-number="1"/>
      <style:text-properties fo:language="pt" fo:country="BR" officeooo:paragraph-rsid="00134f58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9"><text:text-input text:description="paragraph">{% for obj in objetos %}</text:text-input></text:p>
      <text:h text:style-name="P14" text:outline-level="2"><text:text-input text:description="">{{ obj.report_name }}</text:text-input></text:h>
      <text:p text:style-name="P4">Trata-se de um aparelho de telefonia celular conforme tabela e fotos a segui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3">Tabela <text:sequence text:ref-name="refTabela0" text:name="Tabela" text:formula="ooow:Tabela+1" style:num-format="1">1</text:sequence><text:s/>– Especificações técnicas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5">Tipo de informação</text:p>
            </table:table-cell>
            <table:table-cell table:style-name="Table4.A2" office:value-type="string">
              <text:p text:style-name="P5">Valor</text:p>
            </table:table-cell>
            <table:table-cell table:style-name="Table4.A2" office:value-type="string">
              <text:p text:style-name="P5">Fonte da informação</text:p>
            </table:table-cell>
          </table:table-row>
        </table:table-header-rows>
        <table:table-row table:style-name="Table4.1">
          <table:table-cell table:style-name="Table4.A3" office:value-type="string">
            <text:p text:style-name="P5">Marca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Inscrições de identificação</text:p>
          </table:table-cell>
        </table:table-row>
        <table:table-row table:style-name="Table4.1">
          <table:table-cell table:style-name="Table4.A4" office:value-type="string">
            <text:p text:style-name="P5">Modelo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Inscrições de identificação</text:p>
          </table:table-cell>
        </table:table-row>
        <table:table-row table:style-name="Table4.5">
          <table:table-cell table:style-name="Table4.A5" office:value-type="string">
            <text:p text:style-name="P5">IMEI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Inscrições de identificação</text:p>
          </table:table-cell>
        </table:table-row>
        <table:table-row table:style-name="Table4.5">
          <table:table-cell table:style-name="Table4.A6" office:value-type="string">
            <text:p text:style-name="P5">Chip SIM</text:p>
          </table:table-cell>
          <table:table-cell table:style-name="Table4.B6" office:value-type="string">
            <text:p text:style-name="P2">Operadora:</text:p>
            <text:p text:style-name="P2">ICCID:</text:p>
          </table:table-cell>
          <table:table-cell table:style-name="Table4.C6" office:value-type="string">
            <text:p text:style-name="P2">Inscrições de identificação</text:p>
          </table:table-cell>
        </table:table-row>
        <table:table-row table:style-name="Table4.5">
          <table:table-cell table:style-name="Table4.A7" office:value-type="string">
            <text:p text:style-name="P5">Cartão de memória</text:p>
          </table:table-cell>
          <table:table-cell table:style-name="Table4.B7" office:value-type="string">
            <text:p text:style-name="P2">Marca:</text:p>
            <text:p text:style-name="P2">Capacidade:</text:p>
          </table:table-cell>
          <table:table-cell table:style-name="Table4.C7" office:value-type="string">
            <text:p text:style-name="P2">Inscrições de identificação</text:p>
          </table:table-cell>
        </table:table-row>
      </table:table>
      <text:p text:style-name="P4"/>
      <text:p text:style-name="P4"><text:text-input text:description="paragraph">{% for row in to_table(obj.pics, n_col_fotos) %}</text:text-input></text:p>
      <text:p text:style-name="P4"><text:text-input text:description="">{% if row|count == 1  %}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Foto <text:sequence text:ref-name="refFoto0" text:name="Foto" text:formula="ooow:Foto+1" style:num-format="1">1</text:sequence><text:s/>– <text:text-input text:description=""/><text:text-input text:description="">{{ obj.report_name  }}</text:text-input></text:p>
            <text:p text:style-name="P8"><text:text-input text:description="">{{ image(row.0, pics_width) }}</text:text-input></text:p>
          </table:table-cell>
        </table:table-row>
      </table:table>
      <text:p text:style-name="P4"><text:text-input text:description="">{% elif row|count == 2  %}</text:text-input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">Foto <text:sequence text:ref-name="refFoto1" text:name="Foto" text:formula="ooow:Foto+1" style:num-format="1">2</text:sequence><text:s/>– <text:text-input text:description=""/><text:text-input text:description="">{{ obj.report_name  }}</text:text-input></text:p>
            <text:p text:style-name="P8"><text:text-input text:description="">{{ image(row.0, pics_width) }}</text:text-input></text:p>
          </table:table-cell>
          <table:table-cell table:style-name="Table1.A1" office:value-type="string">
            <text:p text:style-name="P11">Foto <text:sequence text:ref-name="refFoto2" text:name="Foto" text:formula="ooow:Foto+1" style:num-format="1">3</text:sequence><text:s/>– <text:text-input text:description=""/><text:text-input text:description="">{{ obj.report_name  }}</text:text-input></text:p>
            <text:p text:style-name="P8"><text:text-input text:description="">{{ image(row.1, pics_width) }}</text:text-input></text:p>
          </table:table-cell>
        </table:table-row>
      </table:table>
      <text:p text:style-name="P4"><text:text-input text:description="">{% endif  %}</text:text-input></text:p>
      <text:p text:style-name="P4"><text:text-input text:description="paragraph">{% endfor %}</text:text-input></text:p>
      <text:p text:style-name="P4"><text:text-input text:description="paragraph">{% endfor %}</text:text-input></text:p>
      <text:h text:style-name="P13" text:outline-level="1">EXAMES</text:h>
      <text:p text:style-name="P7">Para a realização dos exames, foram utilizados os seguintes equipamentos e softwares:</text:p>
      <text:p text:style-name="P7">• UFED 4 PC 7.65.0.247: solução proprietária com capacidade para extrair e <text:soft-page-break/>decodificar a maioria dos dados de dispositivos eletrônicos e aplicações;</text:p>
      <text:p text:style-name="P7">• UFED Physical Analyzer versão 7.62.0.59: Aplicação utilizada para analisar o conteúdo da(s) extração(ões).</text:p>
      <text:p text:style-name="P7">• IPED versão 4.1.2: Indexador e Processador de Evidências Digitais. <text:span text:style-name="T6">Software</text:span> destinado ao processamento e indexação dos dados extraídos do(s) objeto(s) examinado(s).</text:p>
      <text:p text:style-name="P6"><text:text-input text:description="paragraph">{% for obj in objetos %}</text:text-input></text:p>
      <text:h text:style-name="P15" text:outline-level="2"><text:text-input text:description="">{{ obj.report_name }}</text:text-input></text:h>
      <text:p text:style-name="P6"><text:text-input text:description="paragraph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61</meta:editing-cycles>
    <meta:creation-date>2020-03-19T15:00:00</meta:creation-date>
    <dc:date>2023-11-27T18:02:03.482000000</dc:date>
    <meta:editing-duration>PT4H3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0" meta:word-count="283" meta:character-count="1666" meta:non-whitespace-character-count="1458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